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3540a" officeooo:paragraph-rsid="000354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Git pull -To make sure my repo is up to date</text:p>
      <text:p text:style-name="P1">$git pull</text:p>
      <text:p text:style-name="P1"/>
      <text:p text:style-name="P1">$ git add index.html</text:p>
      <text:p text:style-name="P1">[tpippins@localhost TristanPippins.GitHub.io]$ git commit -m "index.html"</text:p>
      <text:p text:style-name="P1">[master 92c559e] index.html</text:p>
      <text:p text:style-name="P1"><text:s/>1 file changed, 5 insertions(+), 1 deletion(-)</text:p>
      <text:p text:style-name="P1">[tpippins@localhost TristanPippins.GitHub.io]$ git push</text:p>
      <text:p text:style-name="P1">warning: push.default is unset; its implicit value is changing in</text:p>
      <text:p text:style-name="P1">Git 2.0 from 'matching' to 'simple'. To squelch this message</text:p>
      <text:p text:style-name="P1">and maintain the current behavior after the default changes, use:</text:p>
      <text:p text:style-name="P1"/>
      <text:p text:style-name="P1"><text:s text:c="2"/>git config --global push.default matching</text:p>
      <text:p text:style-name="P1"/>
      <text:p text:style-name="P1">To squelch this message and adopt the new behavior now, use:</text:p>
      <text:p text:style-name="P1"/>
      <text:p text:style-name="P1"><text:s text:c="2"/>git config --global push.default simple</text:p>
      <text:p text:style-name="P1"/>
      <text:p text:style-name="P1">See 'git help config' and search for 'push.default' for further information.</text:p>
      <text:p text:style-name="P1">(the 'simple' mode was introduced in Git 1.7.11. Use the similar mode</text:p>
      <text:p text:style-name="P1">'current' instead of 'simple' if you sometimes use older versions of Git)</text:p>
      <text:p text:style-name="P1"/>
      <text:p text:style-name="P1">Username for 'https://github.com': TristanPippins</text:p>
      <text:p text:style-name="P1">Password for 'https://TristanPippins@github.com': </text:p>
      <text:p text:style-name="P1">Counting objects: 5, done.</text:p>
      <text:p text:style-name="P1">Delta compression using up to 4 threads.</text:p>
      <text:p text:style-name="P1">Compressing objects: 100% (3/3), done.</text:p>
      <text:p text:style-name="P1">Writing objects: 100% (3/3), 393 bytes | 0 bytes/s, done.</text:p>
      <text:p text:style-name="P1">Total 3 (delta 2), reused 0 (delta 0)</text:p>
      <text:p text:style-name="P1">To https://github.com/TristanPippins/TristanPippins.GitHub.io.git</text:p>
      <text:p text:style-name="P1"><text:s text:c="3"/>e30643b..92c559e <text:s/>master -&gt;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Pippins</meta:initial-creator>
    <meta:creation-date>2016-03-30T13:24:49.914264319</meta:creation-date>
    <dc:date>2016-03-30T13:27:52.021137995</dc:date>
    <dc:creator>Tristan Pippins</dc:creator>
    <meta:editing-duration>PT3M2S</meta:editing-duration>
    <meta:editing-cycles>1</meta:editing-cycles>
    <meta:generator>LibreOffice/4.3.7.2$Linux_X86_64 LibreOffice_project/430$Build-2</meta:generator>
    <meta:document-statistic meta:table-count="0" meta:image-count="0" meta:object-count="0" meta:page-count="1" meta:paragraph-count="25" meta:word-count="172" meta:character-count="1226" meta:non-whitespace-character-count="1071"/>
  </office:meta>
</office:document-meta>
</file>